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543ae"/>
    </style:style>
    <style:style style:name="P2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style:font-name="arial" fo:font-size="9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paragraph-rsid="001543ae"/>
    </style:style>
    <style:style style:name="P4" style:family="paragraph" style:parent-style-name="Text_20_body">
      <style:paragraph-properties fo:margin-left="1.667cm" fo:margin-right="0cm" fo:margin-top="0cm" fo:margin-bottom="0cm" loext:contextual-spacing="false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5" style:family="paragraph" style:parent-style-name="Text_20_body">
      <style:paragraph-properties fo:margin-left="1.667cm" fo:margin-right="0cm" fo:margin-top="0cm" fo:margin-bottom="0cm" loext:contextual-spacing="false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rsid="001543ae" officeooo:paragraph-rsid="001543ae"/>
    </style:style>
    <style:style style:name="P6" style:family="paragraph" style:parent-style-name="Text_20_body">
      <style:paragraph-properties fo:margin-left="1.667cm" fo:margin-right="0cm" fo:margin-top="0cm" fo:margin-bottom="0cm" loext:contextual-spacing="false" fo:widows="1" fo:text-indent="0cm" style:auto-text-indent="false"/>
      <style:text-properties fo:font-variant="normal" fo:text-transform="none" fo:color="#222222" style:font-name="Arial" fo:font-size="10pt" fo:letter-spacing="normal" fo:language="en" fo:country="US" fo:font-style="normal" fo:font-weight="normal"/>
    </style:style>
    <style:style style:name="P7" style:family="paragraph" style:parent-style-name="Text_20_body">
      <style:paragraph-properties fo:margin-left="1.667cm" fo:margin-right="0cm" fo:margin-top="0cm" fo:margin-bottom="0cm" loext:contextual-spacing="false" fo:widows="1" fo:text-indent="0cm" style:auto-text-indent="false"/>
      <style:text-properties fo:font-variant="normal" fo:text-transform="none" fo:color="#222222" style:font-name="Arial" fo:font-size="10pt" fo:letter-spacing="normal" fo:font-style="normal" fo:font-weight="normal"/>
    </style:style>
    <style:style style:name="T1" style:family="text">
      <style:text-properties style:font-name="Arial" fo:font-size="10pt"/>
    </style:style>
    <style:style style:name="T2" style:family="text">
      <style:text-properties fo:font-variant="normal" fo:text-transform="none" style:font-name="arial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p text:style-name="P5"><text:span text:style-name="T1">Tarefas para realizar: 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1.     Colocar para English tudo que está nos programas na aritmética em ponto Flutuante e as funções que estão em arquivos.h;</text:span></text:p>
      <text:p text:style-name="P4"><text:span text:style-name="T1">2.     Empurrar os arquivos dos programas criados em pontoFlutuante para o repositório que o Hussama criou no GitHub, mas somente por linha de comando, dessa forma :</text:span></text:p>
      <text:p text:style-name="P6">Estudar: Comandos git Add,git commit e git push;</text:p>
      <text:p text:style-name="P7">Realizar um Controle de versão através de um DVCS - Distributed Version Control System que será o Git, como consta acima;</text:p>
      <text:p text:style-name="P3"><text:span text:style-name="T1"><text:s text:c="17"/>3. Integrar o código fonte da biblioteca do ponto flutuante no DSVerifier e validá-la.</text:span></text:p>
      <text:p text:style-name="P4"><text:span text:style-name="T1">4.     Validar também os programas desenvolvidos na linguagem c no MATLAB</text:span></text:p>
      <text:p text:style-name="P1"><text:s text:c="16"/><text:span text:style-name="T2">5. Criar uma suíte de teste para validar a integração do código fonte da biblioteca de ponto flutuante no DSVerifier.</text:span></text:p>
      <text:p text:style-name="Standard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21:38:45.324849219</meta:creation-date>
    <dc:date>2015-10-18T21:41:05.786649933</dc:date>
    <meta:editing-duration>PT2M22S</meta:editing-duration>
    <meta:editing-cycles>1</meta:editing-cycles>
    <meta:document-statistic meta:table-count="0" meta:image-count="0" meta:object-count="0" meta:page-count="1" meta:paragraph-count="8" meta:word-count="125" meta:character-count="792" meta:non-whitespace-character-count="629"/>
    <meta:generator>LibreOffice/4.4.2.2$Linux_X86_64 LibreOffice_project/40m0$Build-2</meta:generator>
  </office:meta>
</office:document-meta>
</file>